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464H32M52.945S" calcext:value-type="time">
            <text:p>464:32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1H30M04.361S" calcext:value-type="time">
            <text:p>01:30</text:p>
          </table:table-cell>
          <table:table-cell table:style-name="ce3"/>
          <table:table-cell office:value-type="string" calcext:value-type="string">
            <text:p>Dialogue portraits, gate/door shadow fixes! 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25H39M15.178S" calcext:value-type="time">
            <text:p>25:39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1]-[.B91] &gt; 0; [.C91]-[.B9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1]-[.F91] &gt; 0; [.G91]-[.F91]; 0)" office:value-type="time" office:time-value="PT00H00M00S" calcext:value-type="time">
            <text:p>00:00</text:p>
          </table:table-cell>
          <table:table-cell table:formula="of:=[.D91]+[.H9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2]-[.B92] &gt; 0; [.C92]-[.B9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2]-[.F92] &gt; 0; [.G92]-[.F92]; 0)" office:value-type="time" office:time-value="PT00H00M00S" calcext:value-type="time">
            <text:p>00:00</text:p>
          </table:table-cell>
          <table:table-cell table:formula="of:=[.D92]+[.H9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3]-[.B93] &gt; 0; [.C93]-[.B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3]-[.F93] &gt; 0; [.G93]-[.F93]; 0)" office:value-type="time" office:time-value="PT00H00M00S" calcext:value-type="time">
            <text:p>00:00</text:p>
          </table:table-cell>
          <table:table-cell table:formula="of:=[.D93]+[.H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4]-[.B94] &gt; 0; [.C94]-[.B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4]-[.F94] &gt; 0; [.G94]-[.F94]; 0)" office:value-type="time" office:time-value="PT00H00M00S" calcext:value-type="time">
            <text:p>00:00</text:p>
          </table:table-cell>
          <table:table-cell table:formula="of:=[.D94]+[.H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95]-[.B95] &gt; 0; [.C95]-[.B9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95]-[.F95] &gt; 0; [.G95]-[.F95]; 0)" office:value-type="time" office:time-value="PT00H00M00S" calcext:value-type="time">
            <text:p>00:00</text:p>
          </table:table-cell>
          <table:table-cell table:style-name="ce18" table:formula="of:=[.D95]+[.H9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7]-[.B97] &gt; 0; [.C97]-[.B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7]-[.F97] &gt; 0; [.G97]-[.F97]; 0)" office:value-type="time" office:time-value="PT00H00M00S" calcext:value-type="time">
            <text:p>00:00</text:p>
          </table:table-cell>
          <table:table-cell table:formula="of:=[.D97]+[.H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8]-[.B98] &gt; 0; [.C98]-[.B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8]-[.F98] &gt; 0; [.G98]-[.F98]; 0)" office:value-type="time" office:time-value="PT00H00M00S" calcext:value-type="time">
            <text:p>00:00</text:p>
          </table:table-cell>
          <table:table-cell table:formula="of:=[.D98]+[.H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9]-[.B99] &gt; 0; [.C99]-[.B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0]-[.B100] &gt; 0; [.C100]-[.B1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0]-[.F100] &gt; 0; [.G100]-[.F100]; 0)" office:value-type="time" office:time-value="PT00H00M00S" calcext:value-type="time">
            <text:p>00:00</text:p>
          </table:table-cell>
          <table:table-cell table:formula="of:=[.D100]+[.H1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1]-[.B101] &gt; 0; [.C101]-[.B10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1]-[.F101] &gt; 0; [.G101]-[.F101]; 0)" office:value-type="time" office:time-value="PT00H00M00S" calcext:value-type="time">
            <text:p>00:00</text:p>
          </table:table-cell>
          <table:table-cell table:style-name="ce18" table:formula="of:=[.D101]+[.H10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82"/>
          <table:table-cell table:style-name="ce68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14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4">00/00/0000</text:date>, <text:time style:data-style-name="N2" text:time-value="08:05:53.93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3-24T12:34:24.155000000</dc:date>
    <dc:creator>Benjamin Laws</dc:creator>
    <meta:editing-duration>P19DT7H9M18S</meta:editing-duration>
    <meta:editing-cycles>530</meta:editing-cycles>
    <meta:generator>LibreOffice/7.2.6.2$Windows_X86_64 LibreOffice_project/b0ec3a565991f7569a5a7f5d24fed7f52653d754</meta:generator>
    <meta:document-statistic meta:table-count="2" meta:cell-count="740" meta:object-count="0"/>
  </office:meta>
</office:document-meta>
</file>